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style:text-underline-style="solid" style:text-underline-width="auto" style:text-underline-color="font-color" fo:font-weight="bold" style:font-weight-asian="bold" style:font-weight-complex="bold"/>
    </style:style>
    <style:style style:name="P4"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5" style:family="paragraph" style:parent-style-name="Standard" style:list-style-name="L1">
      <style:text-properties style:text-underline-style="solid" style:text-underline-width="auto" style:text-underline-color="font-color" fo:font-weight="bold" style:font-weight-asian="bold" style:font-weight-complex="bold"/>
    </style:style>
    <style:style style:name="P6" style:family="paragraph" style:parent-style-name="Standard" style:list-style-name="L2">
      <style:text-properties style:text-underline-style="solid" style:text-underline-width="auto" style:text-underline-color="font-color" fo:font-weight="bold" style:font-weight-asian="bold" style:font-weight-complex="bold"/>
    </style:style>
    <style:style style:name="P7" style:family="paragraph" style:parent-style-name="Standard" style:list-style-name="L3">
      <style:text-properties style:text-underline-style="solid" style:text-underline-width="auto" style:text-underline-color="font-color" fo:font-weight="bold" style:font-weight-asian="bold" style:font-weight-complex="bold"/>
    </style:style>
    <style:style style:name="P8" style:family="paragraph" style:parent-style-name="Standard" style:list-style-name="L4">
      <style:text-properties style:text-underline-style="solid" style:text-underline-width="auto" style:text-underline-color="font-color" fo:font-weight="bold" style:font-weight-asian="bold" style:font-weight-complex="bold"/>
    </style:style>
    <style:style style:name="P9" style:family="paragraph" style:parent-style-name="Standard" style:list-style-name="L5">
      <style:text-properties style:text-underline-style="solid" style:text-underline-width="auto" style:text-underline-color="font-color" fo:font-weight="bold" style:font-weight-asian="bold" style:font-weight-complex="bold"/>
    </style:style>
    <style:style style:name="P10" style:family="paragraph" style:parent-style-name="Standard" style:list-style-name="L6">
      <style:text-properties style:text-underline-style="solid" style:text-underline-width="auto" style:text-underline-color="font-color" fo:font-weight="bold" style:font-weight-asian="bold" style:font-weight-complex="bold"/>
    </style:style>
    <style:style style:name="P11" style:family="paragraph" style:parent-style-name="Standard" style:list-style-name="L7">
      <style:text-properties style:text-underline-style="solid" style:text-underline-width="auto" style:text-underline-color="font-color" fo:font-weight="bold" style:font-weight-asian="bold" style:font-weight-complex="bold"/>
    </style:style>
    <style:style style:name="P12" style:family="paragraph" style:parent-style-name="Standard" style:list-style-name="L8">
      <style:text-properties style:text-underline-style="solid" style:text-underline-width="auto" style:text-underline-color="font-color" fo:font-weight="bold" style:font-weight-asian="bold" style:font-weight-complex="bold"/>
    </style:style>
    <style:style style:name="P13" style:family="paragraph" style:parent-style-name="Standard" style:list-style-name="L9">
      <style:text-properties style:text-underline-style="solid" style:text-underline-width="auto" style:text-underline-color="font-color" fo:font-weight="bold" style:font-weight-asian="bold" style:font-weight-complex="bold"/>
    </style:style>
    <style:style style:name="P14" style:family="paragraph" style:parent-style-name="Standard">
      <style:text-properties style:text-underline-style="solid" style:text-underline-width="auto" style:text-underline-color="font-color" fo:font-weight="normal" style:font-weight-asian="normal" style:font-weight-complex="normal"/>
    </style:style>
    <style:style style:name="P15" style:family="paragraph" style:parent-style-name="Standard">
      <style:text-properties style:text-underline-style="none" fo:font-weight="normal" style:font-weight-asian="normal" style:font-weight-complex="normal"/>
    </style:style>
    <style:style style:name="P16" style:family="paragraph" style:parent-style-name="Standard">
      <style:paragraph-properties fo:text-align="start" style:justify-single-word="false"/>
      <style:text-properties style:text-underline-style="none" fo:font-weight="normal" style:font-weight-asian="normal" style:font-weight-complex="normal"/>
    </style:style>
    <style:style style:name="P17" style:family="paragraph" style:parent-style-name="Standard">
      <style:text-properties style:text-underline-style="none"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weight="normal" style:font-weight-asian="normal" style:font-weight-complex="normal"/>
    </style:style>
    <style:style style:name="T4" style:family="text">
      <style:text-properties style:text-underline-style="none" fo:font-weight="normal" style:font-weight-asian="normal" style:font-weight-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style:font-name="Liberation Serif1" style:font-name-asian="Liberation Serif1" style:font-name-complex="Liberation Serif1"/>
    </style:style>
    <style:style style:name="T7" style:family="text">
      <style:text-properties style:font-name="Liberation Serif" style:font-name-asian="WenQuanYi Micro Hei" style:font-name-complex="Lohit Hindi"/>
    </style:style>
    <style:style style:name="T8" style:family="text">
      <style:text-properties style:font-name="Liberation Serif" fo:font-style="italic" style:font-name-asian="WenQuanYi Micro Hei" style:font-style-asian="italic" style:font-name-complex="Lohit Hindi"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Konstantin Andrianov<text:tab/><text:tab/><text:tab/>Final Project<text:tab/><text:tab/><text:tab/><text:tab/><text:tab/>12/11/12</text:p>
      <text:p text:style-name="P2">Jerry Backer<text:tab/><text:tab/><text:tab/><text:tab/><text:tab/><text:tab/><text:tab/><text:tab/><text:tab/><text:tab/><text:tab/>CS9163</text:p>
      <text:p text:style-name="P2">David Moosher</text:p>
      <text:p text:style-name="P2">Jeff Xu</text:p>
      <text:p text:style-name="P2"/>
      <text:p text:style-name="P2">Monzur Muhammad (Former Team Member)</text:p>
      <text:p text:style-name="P2">Rezwana Uddin (Former Team Member)</text:p>
      <text:p text:style-name="P3"/>
      <text:p text:style-name="P1"/>
      <text:p text:style-name="P1">TUF for Legacy Applications</text:p>
      <text:p text:style-name="P16"/>
      <text:p text:style-name="P4">Abstract</text:p>
      <text:p text:style-name="P4"/>
      <text:p text:style-name="Standard"><text:tab/>Software updates represent a unique opportunity to compromise software systems since they both necessitate communication to external systems, and they often require system privileges beyond those required in the day-to-day use of the system. <text:s/>Whether the updates occur through the use of operating system package installers, or through the self-updating capabilities of some applications, they generally lack the effective security mechanisms to assure the correctness and recency of the updated target files. <text:s text:c="2"/>They typically use a cryptographic signature of the files being updated to verify that the contents of the file are accurate. <text:s/>This approach leaves the updating process susceptible to various forms of system attacks including freeze attacks, rollback attacks, mirror blocking attacks and package requirement/dependency attacks. <text:s/>The Update Framework (TUF) provides security against the attacks enumerated above by combining the cryptographic signature of files with other mechanisms to guarantee both package authenticity and recency. <text:s/>For example, combining digital signatures with timestamp information allows the updater to verify that it is receiving a more-recent version of the target file than it had before. <text:s/>Currently, to integrate TUF into the software update process, system administrators and developers need to make code modifications or modify system utility files such as the <text:span text:style-name="T1">distutil</text:span> setup file in Linux. <text:s/>Our project attempts to overcome this limitation by providing an approach to automatically enable TUF for legacy software updaters without the need to modify the application code. <text:s/>This approach relies on monitoring network communications from a software package to detect and intercept messages to check the status of or initiate an update, and to intercede at that point so that the TUF update model can be utilized.</text:p>
      <text:p text:style-name="Standard"/>
      <text:list xml:id="list118314545" text:style-name="L1">
        <text:list-item>
          <text:p text:style-name="P5">Introduction</text:p>
        </text:list-item>
      </text:list>
      <text:p text:style-name="P3"><text:span text:style-name="T4"/></text:p>
      <text:p text:style-name="P3"><text:span text:style-name="T4"><text:tab/>The maintenance and security of modern software systems depend on frequent system updates and patches today more than ever. <text:s/>With the increase in tools to prevent malware from infecting systems and the proliferation of devices requiring flexible underlying software, the software update process remains an important avenue available to attackers [2]. <text:s/>Since updates involve both communicating to an external entity and possibly running the update process at an increased privilege level, the installation process can represent a viable attack surface. <text:s/>In addition, since updates are the means by which software vulnerabilities in software systems are corrected, the lack of timely updates may enable vulnerabilities to be fully exploited even when the developers believed they have fixed the problem.</text:span></text:p>
      <text:p text:style-name="P3"><text:span text:style-name="T4"/></text:p>
      <text:p text:style-name="P3"><text:span text:style-name="T4"><text:tab/>Software update systems typically use a cryptographic signature of the files being updated (target files) to verify that the contents of the file are accurate. <text:s/>Although often sent from third party distributors (i.e. mirrors) using secure transmission protocols, this approach still leaves the updating process (the client) susceptible to various forms of system attacks if the mirror has been compromised </text:span><text:soft-page-break/><text:span text:style-name="T4">[5]:</text:span></text:p>
      <text:p text:style-name="P15"/>
      <text:p text:style-name="P15"><text:tab/><text:span text:style-name="T6">•</text:span><text:span text:style-name="T7"> <text:s/></text:span><text:span text:style-name="T8">Rollback attacks</text:span><text:span text:style-name="T7"> – The client receives a valid update of an older version of the target file.</text:span></text:p>
      <text:p text:style-name="P15"><text:span text:style-name="T7"/></text:p>
      <text:p text:style-name="P15"><text:tab/><text:span text:style-name="T6">•</text:span><text:span text:style-name="T7"> <text:s/></text:span><text:span text:style-name="T8">Freeze attacks</text:span><text:span text:style-name="T7"> – The client receives notification of a valid update even though the update has <text:tab/><text:tab/>not occurred.</text:span></text:p>
      <text:p text:style-name="P15"><text:span text:style-name="T7"/></text:p>
      <text:p text:style-name="P15"><text:tab/><text:span text:style-name="T6">•</text:span><text:span text:style-name="T7"> <text:s/></text:span><text:span text:style-name="T8">Mix &amp; match attacks</text:span><text:span text:style-name="T7"> – The client receives a valid partial update of due to a combination of <text:tab/>metadata describing the target file that should never have existed.</text:span></text:p>
      <text:p text:style-name="P15"><text:span text:style-name="T7"/></text:p>
      <text:p text:style-name="P15"><text:tab/><text:span text:style-name="T6">•</text:span><text:span text:style-name="T7"> <text:s/></text:span><text:span text:style-name="T8">Endless data attacks</text:span><text:span text:style-name="T7"> – The client receives an infinite stream of data when attempting an <text:tab/>update.</text:span></text:p>
      <text:p text:style-name="P15"><text:span text:style-name="T7"/></text:p>
      <text:p text:style-name="P15"><text:tab/><text:span text:style-name="T6">•</text:span><text:span text:style-name="T7"> <text:s/></text:span><text:span text:style-name="T8">Slow retrieval atttacks</text:span><text:span text:style-name="T7"> – The client receives a valid update so slowly during an automated <text:tab/>update that the vulnerability in the target remains indefinitely.</text:span></text:p>
      <text:p text:style-name="P15"><text:span text:style-name="T7"/></text:p>
      <text:p text:style-name="P15"><text:tab/><text:span text:style-name="T6">•</text:span><text:span text:style-name="T7"> <text:s/></text:span><text:span text:style-name="T8">Extraneous dependency attack</text:span><text:span text:style-name="T7"> – The client receives a valid update that incorrectly causes <text:tab/>additional extraneous software to be downloaded due to invalid target requirements.</text:span></text:p>
      <text:p text:style-name="P15"><text:span text:style-name="T7"/></text:p>
      <text:p text:style-name="P15"><text:tab/><text:span text:style-name="T6">•</text:span><text:span text:style-name="T7"> <text:s/></text:span><text:span text:style-name="T8">Malicious mirror attacks</text:span><text:span text:style-name="T7"> – The attacker takes control of a mirror and blocks update requests <text:tab/>to valid mirrors.</text:span></text:p>
      <text:p text:style-name="P15"><text:span text:style-name="T7"/></text:p>
      <text:p text:style-name="P3"><text:span text:style-name="T4"><text:tab/>As shown by Cappos et al[1], the integrity and identity of software distribution mirrors for many popular software packages and operating systems is not verifiable in many cases. <text:s/>Therefore, a reliable software update package must be able to function with the assumption that any mirror could be partially or fully responsible for an attack.</text:span></text:p>
      <text:p text:style-name="P3"><text:span text:style-name="T4"/></text:p>
      <text:p text:style-name="P3"><text:span text:style-name="T4"><text:tab/>The Update Framework (TUF) [3][5] provides security against the attacks enumerated above by providing a multiple-signature trust model, an effective test for update recency and a separation of security responsibilities into distinct roles. <text:s text:c="2"/>For example, including timestamp information in update metadata files allows the client to verify that an update is more recent than the one that is currently active. <text:s/>TUF allows for this metadata information to be compared to that in possession of the mirror site that it is interacting with to verify that the mirror is legitimate. <text:s/>TUF has been designed so that it is relatively easy to introduce into the installation process of new software packages. <text:s/>However, in order to use it in existing packages, modifications to the update configuration files or source code may be required. <text:s/>This may not be possible in many situations, or if it is, pose enough of an obstacle to deter implementation in environments where security is not a priority. <text:s/>TUF-Legacy provides an approach to overcome these obstacles by implementing a man-in-the-middle system to introduce the TUF security features without changes to existing update software.</text:span></text:p>
      <text:p text:style-name="P3"><text:span text:style-name="T4"/></text:p>
      <text:list xml:id="list799733857" text:style-name="L2">
        <text:list-item>
          <text:p text:style-name="P6">Background</text:p>
        </text:list-item>
      </text:list>
      <text:p text:style-name="P14"/>
      <text:p text:style-name="P15"><text:tab/>This section will briefly describe the existing TUF protocols and how they are implemented in a software update where TUF has been installed.</text:p>
      <text:p text:style-name="P15"/>
      <text:list xml:id="list1803553569" text:style-name="L3">
        <text:list-item>
          <text:p text:style-name="P7">Threat Model</text:p>
        </text:list-item>
      </text:list>
      <text:p text:style-name="P15"/>
      <text:p text:style-name="P15"><text:tab/>The threat model for TUF-Legacy is basically the same as that described by Cappos et al <text:s/>[3] for the basic TUF system. <text:s/>The model assumes that attackers can compromise at least one or more of a <text:soft-page-break/>software system's trusted keys simultaneously or over a period of time, and that they can act as a transparent man-in-the-middle for client update requests. <text:s/>An attack is considered successful if a client can be convinced to install something other than the most recent update available, or if the client is led to believe that the most recent update has been installed when in fact nothing has changed. <text:s/>A key compromise is deemed to occur whenever an attacker can present to the client an arbitrary set of files with a matching key for those files since for all intensive purposes the use of the key on those files provides no evidence of the attack.</text:p>
      <text:p text:style-name="P15"/>
      <text:list xml:id="list1707187905" text:style-name="L4">
        <text:list-item>
          <text:p text:style-name="P8">Architecture</text:p>
        </text:list-item>
      </text:list>
      <text:p text:style-name="P15"/>
      <text:p text:style-name="P15"><text:tab/>[Jerry's picture]</text:p>
      <text:p text:style-name="P15"/>
      <text:list xml:id="list704953201" text:style-name="L5">
        <text:list-item>
          <text:p text:style-name="P9">Implementation</text:p>
        </text:list-item>
      </text:list>
      <text:p text:style-name="P15"/>
      <text:p text:style-name="P15"><text:tab/>[OS, Languages , modules working vs. limitations]</text:p>
      <text:p text:style-name="P15"/>
      <text:list xml:id="list2112816929" text:style-name="L6">
        <text:list-item>
          <text:p text:style-name="P10">Evaluation</text:p>
        </text:list-item>
      </text:list>
      <text:p text:style-name="P15"/>
      <text:p text:style-name="P15"><text:tab/>[Benchmark with and w/o interposing]</text:p>
      <text:p text:style-name="P15"/>
      <text:list xml:id="list1022069330" text:style-name="L7">
        <text:list-item>
          <text:p text:style-name="P11">Related Work</text:p>
        </text:list-item>
      </text:list>
      <text:p text:style-name="P15"/>
      <text:p text:style-name="P15"><text:tab/>[Other projects (non-TUF)]</text:p>
      <text:p text:style-name="P15"/>
      <text:list xml:id="list522721628" text:style-name="L8">
        <text:list-item>
          <text:p text:style-name="P12">Conclusion and Future Work</text:p>
        </text:list-item>
      </text:list>
      <text:p text:style-name="P15"/>
      <text:p text:style-name="P15"><text:tab/>[Revisit limitations and suggest fixes]</text:p>
      <text:p text:style-name="P15"/>
      <text:list xml:id="list658800605" text:style-name="L9">
        <text:list-item>
          <text:p text:style-name="P13">References</text:p>
        </text:list-item>
      </text:list>
      <text:p text:style-name="P17"/>
      <text:p text:style-name="P17">[1]<text:span text:style-name="T3"><text:tab/>J. Cappos, J. Samuel, S. Baker, and J. Hartman. <text:s/>A Look In The Mirror: <text:s/>Attacks on Package Managers. <text:s/>In </text:span><text:span text:style-name="T2">CCS '08 </text:span><text:span text:style-name="T5"><text:s/>pp 565-574, Alexandria, Va., October 27-31, 2008.</text:span></text:p>
      <text:p text:style-name="P17"/>
      <text:p text:style-name="P17">[2]<text:tab/><text:span text:style-name="T3">A. Bellisimo, John Burgess, Kevin Fu. <text:s/>Secure Software Updates: Disappointments and New Challenges. <text:s/>In </text:span><text:span text:style-name="T2">HotSec '06: 1st Usenix Workshop on Hot Topics in Security,</text:span><text:span text:style-name="T5"> pp. 37-43, Vancouver, Canada, July 2006.</text:span></text:p>
      <text:p text:style-name="P17"/>
      <text:p text:style-name="P17">[3]<text:span text:style-name="T3"><text:tab/>J. Cappos, R. Dingledine, N. Mathewson, J. Samuel. <text:s/>Survivable Key Compromise in Software Update Systems. <text:s/>In </text:span><text:span text:style-name="T2">CCS '10 </text:span><text:span text:style-name="T5">Chicago, IL. October 4-8, 2010.</text:span></text:p>
      <text:p text:style-name="P17"/>
      <text:p text:style-name="P17">[4]<text:tab/><text:span text:style-name="T3">Z. Liang, R. Sekar, W. Sun, V.N. Venkatakrishnan. <text:s/>Expanding Malware Defense by Securing Software Installations. <text:s/>In </text:span><text:span text:style-name="T2">DIMVA 2008 Proceedings</text:span><text:span text:style-name="T5">, Paris, France. July 10-11, 2008.</text:span></text:p>
      <text:p text:style-name="P17"/>
      <text:p text:style-name="P17">[5]<text:tab/><text:span text:style-name="T3">J. Cappos and G. Condra. <text:s/>Secure Update Framework Repository Key Management and Trust Delegation. <text:s/></text:span><text:a xlink:type="simple" xlink:href="https://www.updateframework.com/browser/specs/tuf-spec.txt"><text:span text:style-name="T3">https://www.updateframework.com/browser/specs/tuf-spec.txt</text:span></text:a></text:p>
      <text:p text:style-name="P17"><text:span text:style-name="T3"/></text:p>
      <text:p text:style-name="P17"><text:span text:style-name="T3"/></text:p>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23T13:51:59</meta:creation-date>
    <dc:date>2012-12-08T22:56:44</dc:date>
    <meta:editing-duration>PT13H48M57S</meta:editing-duration>
    <meta:editing-cycles>24</meta:editing-cycles>
    <meta:generator>LibreOffice/3.5$Linux_x86 LibreOffice_project/350m1$Build-2</meta:generator>
    <meta:document-statistic meta:table-count="0" meta:image-count="0" meta:object-count="0" meta:page-count="3" meta:paragraph-count="41" meta:word-count="1209" meta:character-count="7762" meta:non-whitespace-character-count="6635"/>
  </office:meta>
</office:document-meta>
</file>